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f7403" officeooo:paragraph-rsid="000f7403"/>
    </style:style>
    <style:style style:name="P2" style:family="paragraph" style:parent-style-name="Standard">
      <style:text-properties officeooo:rsid="000f7403" officeooo:paragraph-rsid="000f7403"/>
    </style:style>
    <style:style style:name="P3" style:family="paragraph" style:parent-style-name="Standard" style:list-style-name="L1">
      <style:text-properties fo:font-size="14pt" fo:font-weight="bold" officeooo:paragraph-rsid="001194bb" style:font-weight-asian="bold" style:font-weight-complex="bold"/>
    </style:style>
    <style:style style:name="P4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paragraph-rsid="001194bb" style:font-weight-asian="bold" style:font-weight-complex="bold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1080f0" officeooo:paragraph-rsid="001080f0" style:font-weight-asian="bold" style:font-weight-complex="bold"/>
    </style:style>
    <style:style style:name="P6" style:family="paragraph" style:parent-style-name="Standard">
      <style:text-properties fo:font-size="20pt" officeooo:rsid="000f7403" officeooo:paragraph-rsid="000f7403"/>
    </style:style>
    <style:style style:name="P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f7403" officeooo:paragraph-rsid="000f740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f7403" officeooo:paragraph-rsid="000f7403" style:font-size-asian="36pt" style:font-weight-asian="bold" style:font-size-complex="36pt" style:font-weight-complex="bold"/>
    </style:style>
    <style:style style:name="P9" style:family="paragraph" style:parent-style-name="Standard">
      <style:text-properties fo:font-size="12pt" style:text-underline-style="none" fo:font-weight="normal" officeooo:rsid="000f7403" officeooo:paragraph-rsid="000f7403" style:font-weight-asian="normal" style:font-weight-complex="normal"/>
    </style:style>
    <style:style style:name="P10" style:family="paragraph" style:parent-style-name="Standard">
      <style:text-properties fo:font-size="12pt" style:text-underline-style="none" fo:font-weight="normal" officeooo:rsid="001080f0" officeooo:paragraph-rsid="001080f0" style:font-weight-asian="normal" style:font-weight-complex="normal"/>
    </style:style>
    <style:style style:name="P11" style:family="paragraph" style:parent-style-name="Standard">
      <style:text-properties fo:font-size="12pt" style:text-underline-style="none" fo:font-weight="normal" officeooo:rsid="0010a738" officeooo:paragraph-rsid="0010a738" style:font-weight-asian="normal" style:font-weight-complex="normal"/>
    </style:style>
    <style:style style:name="P12" style:family="paragraph" style:parent-style-name="Standard" style:list-style-name="L1">
      <style:text-properties fo:font-size="12pt" style:text-underline-style="none" fo:font-weight="normal" officeooo:rsid="001194bb" officeooo:paragraph-rsid="001194bb" style:font-weight-asian="normal" style:font-weight-complex="normal"/>
    </style:style>
    <style:style style:name="P13" style:family="paragraph" style:parent-style-name="Standard">
      <style:text-properties fo:font-size="12pt" style:text-underline-style="none" fo:font-weight="bold" officeooo:rsid="0010a738" officeooo:paragraph-rsid="0010a738" style:font-weight-asian="bold" style:font-weight-complex="bold"/>
    </style:style>
    <style:style style:name="P14" style:family="paragraph" style:parent-style-name="Standard" style:list-style-name="L1">
      <style:text-properties fo:font-size="12pt" style:text-underline-style="none" fo:font-weight="bold" officeooo:rsid="001194bb" officeooo:paragraph-rsid="001194bb" style:font-weight-asian="bold" style:font-weight-complex="bold"/>
    </style:style>
    <style:style style:name="P15" style:family="paragraph" style:parent-style-name="Standard">
      <style:text-properties fo:font-size="12pt" fo:font-style="italic" style:text-underline-style="none" fo:font-weight="normal" officeooo:rsid="0010a738" officeooo:paragraph-rsid="0010a738" style:font-style-asian="italic" style:font-weight-asian="normal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officeooo:rsid="001194bb"/>
    </style:style>
    <style:style style:name="T5" style:family="text">
      <style:text-properties fo:font-size="12pt" style:text-underline-style="none" fo:font-weight="normal" officeooo:rsid="001194bb" style:font-weight-asian="normal" style:font-weight-complex="normal"/>
    </style:style>
    <style:style style:name="T6" style:family="text">
      <style:text-properties style:text-underline-style="none" fo:font-weight="normal" officeooo:rsid="001194bb" style:font-weight-asian="normal" style:font-weight-complex="normal"/>
    </style:style>
    <style:style style:name="T7" style:family="text">
      <style:text-properties style:text-underline-style="none" officeooo:rsid="001194bb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●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hème III</text:p>
      <text:p text:style-name="P7">Grandes puissances et conflits dans le monde depuis 1945</text:p>
      <text:p text:style-name="P2"/>
      <text:p text:style-name="P6"><text:span text:style-name="T1">Séquence 1 : Les chemins de la puissance</text:span></text:p>
      <text:p text:style-name="P9"/>
      <text:p text:style-name="P9"/>
      <text:p text:style-name="P5">Séance 1 : Les États-Unis et le monde depuis 1945</text:p>
      <text:p text:style-name="P10"/>
      <text:p text:style-name="P13">Problématique : </text:p>
      <text:p text:style-name="P15">Comment évolue la place des États-Unis dans le monde depuis 1945 ?</text:p>
      <text:p text:style-name="P11"/>
      <text:list xml:id="list3928594725342764538" text:style-name="L1">
        <text:list-item>
          <text:p text:style-name="P4"><text:span text:style-name="T4">La puissance assumée au temps de la guerre froide (1945-1960)</text:span></text:p>
          <text:list>
            <text:list-item>
              <text:p text:style-name="P3"><text:span text:style-name="T7">Les États-Unis à la tête du monde libre (1945-1960)</text:span></text:p>
              <text:list>
                <text:list-item>
                  <text:p text:style-name="P14">Les États-Unis assument leur puissance au lendemain de la seconde guerre mondiale </text:p>
                  <text:list>
                    <text:list-item>
                      <text:p text:style-name="P12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7403" officeooo:paragraph-rsid="000f7403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istoire<text:tab/><text:tab/>T3 Sq1</text:p>
      </style:header>
      <style:footer>
        <text:p text:style-name="Footer"><text:tab/><text:span text:style-name="MT1"><text:page-number text:select-page="current">1</text:page-number></text:span>/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9:30:42.344000000</meta:creation-date>
    <dc:date>2019-04-05T10:07:45.067000000</dc:date>
    <meta:editing-duration>PT16M26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2" meta:word-count="82" meta:character-count="456" meta:non-whitespace-character-count="385"/>
  </office:meta>
</office:document-meta>
</file>